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8000002583C002216F59AB1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Nimbus Roman" svg:font-family="'Nimbus Roman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7.7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  <style:text-properties fo:font-variant="normal" fo:text-transform="none" fo:color="#a8550a" style:font-name="Nimbus Roman" fo:font-size="120pt" fo:background-color="transparent" style:font-size-asian="120pt" style:font-size-complex="120pt" style:font-relief="embossed"/>
    </style:style>
    <style:style style:name="P3" style:family="paragraph">
      <style:paragraph-properties fo:margin-top="0.4cm" fo:margin-bottom="0.4cm" fo:text-align="center"/>
      <style:text-properties fo:font-variant="normal" fo:text-transform="none" fo:color="#a8550a" style:font-name="Nimbus Roman" fo:font-size="120pt" fo:background-color="transparent" style:font-size-asian="120pt" style:font-size-complex="120pt" style:font-relief="embossed"/>
    </style:style>
    <style:style style:name="P4" style:family="paragraph">
      <loext:graphic-properties draw:fill="none" draw:fill-color="#ffffff"/>
      <style:paragraph-properties fo:margin-top="0cm" fo:margin-bottom="0cm" fo:text-align="center"/>
      <style:text-properties fo:font-variant="normal" fo:text-transform="none" fo:color="#a8550a" style:font-name="Nimbus Roman" fo:font-size="120pt" fo:background-color="transparent" style:font-size-asian="120pt" style:font-size-complex="120pt" style:font-relief="embossed"/>
    </style:style>
    <style:style style:name="T1" style:family="text">
      <style:text-properties fo:font-variant="normal" fo:text-transform="none" style:font-name="Nimbus Roman" fo:font-size="110pt" fo:background-color="transparent" style:font-size-asian="110pt" style:font-size-complex="110pt" style:font-relief="embossed"/>
    </style:style>
    <style:style style:name="T2" style:family="text">
      <style:text-properties fo:font-variant="normal" fo:text-transform="none" style:font-name="Nimbus Roman" fo:font-size="36pt" fo:background-color="transparent" style:font-size-asian="36pt" style:font-size-complex="36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75cm" svg:height="7.975cm" svg:x="30.635cm" svg:y="1.66cm">
          <draw:image xlink:href="Pictures/1000020100000258000002583C002216F59AB16E.png" xlink:type="simple" xlink:show="embed" xlink:actuate="onLoad" loext:mime-type="image/png">
            <text:p/>
          </draw:image>
        </draw:frame>
        <draw:frame draw:style-name="gr2" draw:text-style-name="P4" draw:layer="layout" svg:width="17cm" svg:height="8cm" svg:x="37.635cm" svg:y="1.635cm">
          <draw:text-box>
            <text:p text:style-name="P2"><text:span text:style-name="T1">S.P.Q.R.</text:span></text:p>
            <text:p text:style-name="P3"><text:span text:style-name="T2">ITIS GALILEI, ROME</text:span></text:p>
            <text:p text:style-name="P2"><text:span text:style-name="T2">SOCCER LIGHTWE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Nimbus Roman" svg:font-family="'Nimbus Roman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 svg:stroke-color="#cccccc" draw:fill="gradient" draw:fill-gradient-name="Pastel_20_Dream" draw:gradient-step-count="0" draw:shadow-color="#000000" text:animation-delay="P0D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48:41.203930728</meta:creation-date>
    <dc:date>2019-06-26T10:39:53.236322484</dc:date>
    <meta:editing-duration>PT8M54S</meta:editing-duration>
    <meta:editing-cycles>1</meta:editing-cycles>
    <meta:document-statistic meta:object-count="2"/>
    <meta:generator>LibreOffice/6.2.4.2.0$Linux_X86_64 LibreOffice_project/20$Build-2</meta:generator>
  </office:meta>
</office:document-meta>
</file>